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1f60dc" style:font-size-asian="12pt" style:font-size-complex="12pt"/>
    </style:style>
    <style:style style:name="P2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236e46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278918" officeooo:paragraph-rsid="00278918" style:font-size-asian="12pt" style:font-size-complex="12pt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officeooo:rsid="0027c1c8" officeooo:paragraph-rsid="0027c1c8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1f60dc" fo:background-color="#ffff00" style:font-size-asian="12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officeooo:rsid="002462b6" officeooo:paragraph-rsid="002462b6" fo:background-color="#ffff00" style:font-size-asian="12pt" style:font-size-complex="12pt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236e46" fo:background-color="#ffff00" style:font-size-asian="12pt" style:font-size-complex="12pt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officeooo:rsid="00407af3" officeooo:paragraph-rsid="00407af3" fo:background-color="#ffff00" style:font-size-asian="12pt" style:font-size-complex="12pt"/>
    </style:style>
    <style:style style:name="P9" style:family="paragraph" style:parent-style-name="Standard">
      <style:paragraph-properties fo:line-height="115%" fo:text-align="start" style:justify-single-word="false"/>
      <style:text-properties fo:font-size="12pt" officeooo:rsid="00278918" officeooo:paragraph-rsid="00278918" fo:background-color="#ffff00" style:font-size-asian="12pt" style:font-size-complex="12pt"/>
    </style:style>
    <style:style style:name="P10" style:family="paragraph" style:parent-style-name="Standard">
      <style:paragraph-properties fo:line-height="115%" fo:text-align="start" style:justify-single-word="false"/>
      <style:text-properties fo:font-size="12pt" officeooo:rsid="0027c1c8" officeooo:paragraph-rsid="0027c1c8" fo:background-color="#ffff00" style:font-size-asian="12pt" style:font-size-complex="12pt"/>
    </style:style>
    <style:style style:name="P11" style:family="paragraph" style:parent-style-name="Standard">
      <style:paragraph-properties fo:line-height="115%" fo:text-align="start" style:justify-single-word="false"/>
      <style:text-properties fo:font-size="12pt" fo:font-weight="bold" officeooo:rsid="002bd801" officeooo:paragraph-rsid="0027c1c8" fo:background-color="#ffff0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fo:font-weight="bold" officeooo:rsid="0027c1c8" officeooo:paragraph-rsid="0027c1c8" fo:background-color="#ffff0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fo:font-weight="bold" officeooo:rsid="001f60dc" officeooo:paragraph-rsid="001f60d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fo:font-weight="bold" officeooo:rsid="00236e46" officeooo:paragraph-rsid="00236e4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fo:font-size="12pt" fo:font-weight="bold" officeooo:rsid="00278918" officeooo:paragraph-rsid="0027891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font-size="12pt" fo:font-weight="bold" officeooo:rsid="0027c1c8" officeooo:paragraph-rsid="0027c1c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font-size="12pt" fo:font-weight="bold" officeooo:rsid="002bd801" officeooo:paragraph-rsid="0027c1c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font-size="12pt" fo:font-weight="bold" officeooo:rsid="001f60dc" officeooo:paragraph-rsid="001f60dc" fo:background-color="#ffff9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1f60dc" fo:background-color="#ffff99" style:font-size-asian="12pt" style:font-size-complex="12pt"/>
    </style:style>
    <style:style style:name="P20" style:family="paragraph" style:parent-style-name="Standard">
      <style:paragraph-properties fo:line-height="115%" fo:text-align="start" style:justify-single-word="false"/>
      <style:text-properties fo:font-size="12pt" fo:font-weight="normal" officeooo:rsid="001f60dc" officeooo:paragraph-rsid="001f60d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size="12pt" fo:font-weight="normal" officeooo:rsid="0027c1c8" officeooo:paragraph-rsid="0027c1c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236e46" fo:background-color="#00ccff" style:font-size-asian="12pt" style:font-size-complex="12pt"/>
    </style:style>
    <style:style style:name="P23" style:family="paragraph" style:parent-style-name="Standard">
      <style:paragraph-properties fo:line-height="115%"/>
      <style:text-properties officeooo:rsid="0021ad9e" officeooo:paragraph-rsid="0027c1c8" fo:background-color="#ffff00"/>
    </style:style>
    <style:style style:name="P24" style:family="paragraph" style:parent-style-name="Standard">
      <style:paragraph-properties fo:line-height="115%"/>
      <style:text-properties officeooo:rsid="002bd801" officeooo:paragraph-rsid="0027c1c8" fo:background-color="#ffff00"/>
    </style:style>
    <style:style style:name="P25" style:family="paragraph" style:parent-style-name="Standard">
      <style:paragraph-properties fo:line-height="115%" fo:text-align="start" style:justify-single-word="false"/>
      <style:text-properties fo:font-size="16pt" fo:font-weight="bold" officeooo:rsid="001f60dc" officeooo:paragraph-rsid="001f60d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size="14pt" fo:font-weight="bold" officeooo:rsid="001f60dc" officeooo:paragraph-rsid="001f60d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/>
      <style:text-properties officeooo:rsid="0021ad9e" officeooo:paragraph-rsid="0027c1c8"/>
    </style:style>
    <style:style style:name="P28" style:family="paragraph" style:parent-style-name="Standard">
      <style:paragraph-properties fo:line-height="115%"/>
      <style:text-properties officeooo:rsid="002bd801" officeooo:paragraph-rsid="0027c1c8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01b14b" officeooo:paragraph-rsid="0027c1c8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line-height="115%"/>
      <style:text-properties officeooo:rsid="0001b14b" officeooo:paragraph-rsid="0027c1c8"/>
    </style:style>
    <style:style style:name="P31" style:family="paragraph" style:parent-style-name="Preformatted_20_Text">
      <style:paragraph-properties fo:line-height="115%"/>
      <style:text-properties officeooo:rsid="0001b14b" officeooo:paragraph-rsid="0028c4ff"/>
    </style:style>
    <style:style style:name="P32" style:family="paragraph" style:parent-style-name="Preformatted_20_Text">
      <style:paragraph-properties fo:line-height="115%"/>
      <style:text-properties style:font-name="Liberation Sans" officeooo:rsid="0001b14b" officeooo:paragraph-rsid="0027c1c8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fo:font-size="12pt" officeooo:rsid="001f60dc" officeooo:paragraph-rsid="001f60dc" style:font-size-asian="12pt" style:font-size-complex="12pt"/>
    </style:style>
    <style:style style:name="T1" style:family="text">
      <style:text-properties officeooo:rsid="001abd12"/>
    </style:style>
    <style:style style:name="T2" style:family="text">
      <style:text-properties officeooo:rsid="0022effa"/>
    </style:style>
    <style:style style:name="T3" style:family="text">
      <style:text-properties officeooo:rsid="00279c5a"/>
    </style:style>
    <style:style style:name="T4" style:family="text">
      <style:text-properties officeooo:rsid="0027c1c8"/>
    </style:style>
    <style:style style:name="T5" style:family="text">
      <style:text-properties style:font-name="Liberation Sans" fo:font-size="12pt" fo:background-color="#ffff00" loext:char-shading-value="0" style:font-size-asian="12pt" style:font-size-complex="12pt"/>
    </style:style>
    <style:style style:name="T6" style:family="text">
      <style:text-properties style:font-name="Liberation Sans" fo:font-size="12pt" officeooo:rsid="0028c4ff" fo:background-color="#ffff00" loext:char-shading-value="0" style:font-size-asian="12pt" style:font-size-complex="12pt"/>
    </style:style>
    <style:style style:name="T7" style:family="text">
      <style:text-properties style:font-name="Liberation Sans" fo:font-size="12pt" officeooo:rsid="0027c1c8" fo:background-color="#ffff00" loext:char-shading-value="0" style:font-size-asian="12pt" style:font-size-complex="12pt"/>
    </style:style>
    <style:style style:name="T8" style:family="text">
      <style:text-properties style:font-name="Liberation Sans" fo:font-size="12pt" fo:font-weight="bold" officeooo:rsid="008313e1" style:font-size-asian="12pt" style:font-weight-asian="bold" style:font-size-complex="12pt" style:font-weight-complex="bold"/>
    </style:style>
    <style:style style:name="T9" style:family="text">
      <style:text-properties style:font-name="Liberation Sans" fo:font-size="12pt" fo:font-weight="bold" officeooo:rsid="0028c4ff" style:font-size-asian="12pt" style:font-weight-asian="bold" style:font-size-complex="12pt" style:font-weight-complex="bold"/>
    </style:style>
    <style:style style:name="T10" style:family="text">
      <style:text-properties officeooo:rsid="0036510e"/>
    </style:style>
    <style:style style:name="T11" style:family="text">
      <style:text-properties officeooo:rsid="00521380"/>
    </style:style>
    <style:style style:name="T12" style:family="text">
      <style:text-properties officeooo:rsid="0054d421"/>
    </style:style>
    <style:style style:name="T13" style:family="text">
      <style:text-properties fo:background-color="#00ccff" loext:char-shading-value="0"/>
    </style:style>
    <style:style style:name="T14" style:family="text">
      <style:text-properties officeooo:rsid="007bb887" fo:background-color="#00ccff" loext:char-shading-value="0"/>
    </style:style>
    <style:style style:name="T15" style:family="text">
      <style:text-properties officeooo:rsid="0072c749"/>
    </style:style>
    <style:style style:name="T16" style:family="text">
      <style:text-properties officeooo:rsid="007b0d4b"/>
    </style:style>
    <style:style style:name="T17" style:family="text">
      <style:text-properties officeooo:rsid="0083437e"/>
    </style:style>
    <style:style style:name="T18" style:family="text">
      <style:text-properties fo:font-size="14pt" officeooo:rsid="00b59fe5" style:font-size-asian="14pt" style:font-size-complex="14pt"/>
    </style:style>
    <style:style style:name="T19" style:family="text">
      <style:text-properties officeooo:rsid="00b609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><text:tab/><text:tab/><text:tab/><text:tab/><text:tab/>Yocto <text:span text:style-name="T12">for Dragoboard</text:span><text:tab/><text:tab/><text:tab/><text:tab/><text:tab/><text:tab/><text:tab/><text:tab/><text:tab/><text:tab/><text:tab/><text:tab/> <text:s text:c="30"/><text:span text:style-name="T18">Rakesh B</text:span></text:p>
      <text:p text:style-name="P1"/>
      <text:p text:style-name="P13"/>
      <text:p text:style-name="P13">About yocto:</text:p>
      <text:p text:style-name="P1"/>
      <text:p text:style-name="P1">The Yocto Project is an open source collaboration project that provides templates,</text:p>
      <text:p text:style-name="P1">tools and methods to help you create custom Linux-based systems for embedded products</text:p>
      <text:p text:style-name="P1">regardless of the hardware architecture. It was founded in 2010 as a collaboration among</text:p>
      <text:p text:style-name="P1">many hardware manufacturers, open-source operating systems vendors, and electronics</text:p>
      <text:p text:style-name="P1">companies to bring some order to the chaos of embedded Linux development.</text:p>
      <text:p text:style-name="P1"/>
      <text:p text:style-name="P13">Why use the Yocto Project? </text:p>
      <text:p text:style-name="P1">It's a complete embedded Linux development environment</text:p>
      <text:p text:style-name="P1">with tools, metadata, and documentation - everything you need. The free tools are easy to</text:p>
      <text:p text:style-name="P1">get started with, powerful to work with (including emulation environments, debuggers, an</text:p>
      <text:p text:style-name="P1">Application Toolkit Generator, etc.) and they allow projects to be carried forward over time</text:p>
      <text:p text:style-name="P1">without causing you to lose optimizations and investments made during the project’s</text:p>
      <text:p text:style-name="P1">prototype phase. The Yocto Project fosters community adoption of this open source</text:p>
      <text:p text:style-name="P1">technology allowing its users to focus on their specific product features and development.</text:p>
      <text:p text:style-name="P1"/>
      <text:p text:style-name="P13">Platform Yocto supports</text:p>
      <text:p text:style-name="P20"/>
      <text:list xml:id="list5787280216450450095" text:style-name="L1">
        <text:list-item>
          <text:p text:style-name="P33">Raspberry pi</text:p>
        </text:list-item>
        <text:list-item>
          <text:p text:style-name="P33">Beaglebone black</text:p>
        </text:list-item>
        <text:list-item>
          <text:p text:style-name="P33">Digi Connect Core</text:p>
        </text:list-item>
        <text:list-item>
          <text:p text:style-name="P33">Snickerdoodle(Zyng) etc. Yocto will supports for almost all hardwares</text:p>
        </text:list-item>
        <text:list-item>
          <text:p text:style-name="P33">Other Supported platforms</text:p>
        </text:list-item>
      </text:list>
      <text:p text:style-name="P1"/>
      <text:p text:style-name="P26"/>
      <text:p text:style-name="P26"/>
      <text:p text:style-name="P26">Yocto Build for Dragonboard410c :</text:p>
      <text:p text:style-name="P1"/>
      <text:p text:style-name="P1">Note : Whatever is in <text:span text:style-name="T11">yellow</text:span> color type on terminal</text:p>
      <text:p text:style-name="P1">The following packages are required for Ubuntu or Debian Linux distribution. The</text:p>
      <text:p text:style-name="P1">dependencies for a compatible environment include:</text:p>
      <text:p text:style-name="P18">sudo apt-get install gawk wget git-core diffstat unzip texinfo gcc-multilib</text:p>
      <text:p text:style-name="P18">build-essential chrpath</text:p>
      <text:p text:style-name="P18"/>
      <text:p text:style-name="P20">1. Create directory structure to download source</text:p>
      <text:p text:style-name="P19">mkdir -p ~/dragon/sources</text:p>
      <text:p text:style-name="P1"/>
      <text:p text:style-name="P13"><text:soft-page-break/>2. cd into directory</text:p>
      <text:p text:style-name="P5">cd ~/dragon/sources</text:p>
      <text:p text:style-name="P1"/>
      <text:p text:style-name="P1"/>
      <text:p text:style-name="P13">3. Get the required layers</text:p>
      <text:p text:style-name="P13"/>
      <text:p text:style-name="P1">We will need bare minimum above 3 clones for building Linux for Dragonboard410c</text:p>
      <text:p text:style-name="P1">– poky</text:p>
      <text:p text:style-name="P1">– meta-openembedded</text:p>
      <text:p text:style-name="P1">– meta-Qualcomm</text:p>
      <text:p text:style-name="P5"/>
      <text:p text:style-name="P5"><text:span text:style-name="T1">git clone -b </text:span>rocko<text:span text:style-name="T1"> git://git.yoctoproject.org/poky.git </text:span></text:p>
      <text:p text:style-name="P5"/>
      <text:p text:style-name="P5">git clone -b rocko git://git.openembedded.org/meta-openembedded</text:p>
      <text:p text:style-name="P6"/>
      <text:p text:style-name="P6">git clone -b rocko https://github.com/ndechesne/meta-qcom.git</text:p>
      <text:p text:style-name="P5"/>
      <text:p text:style-name="P13">4.Preparing the build configuration</text:p>
      <text:p text:style-name="P1"/>
      <text:p text:style-name="P1">Following command will create a build environment using the setup script that comes with</text:p>
      <text:p text:style-name="P1">poky, and will create a “dragon-build” directory in “~/dragon/” directory</text:p>
      <text:p text:style-name="P5">cd ~/<text:span text:style-name="T2">dragon</text:span>/</text:p>
      <text:p text:style-name="P5">source sources/poky/oe-init-build-env dragon-build</text:p>
      <text:p text:style-name="P1">Now you will be in “~/dragon/dragon-build” directory</text:p>
      <text:p text:style-name="P1"/>
      <text:p text:style-name="P14">5. Add some configuration lines to Config files</text:p>
      <text:p text:style-name="P2"/>
      <text:p text:style-name="P2">Add following lines to change the build process for us</text:p>
      <text:p text:style-name="P22">a) Changes in local.conf</text:p>
      <text:p text:style-name="P7">echo 'MACHINE = "dragonboard-410c"' &gt;&gt; conf/local.conf</text:p>
      <text:p text:style-name="P8">echo <text:span text:style-name="T19">`</text:span>PREFERRED_VERSION_linux-linaro-qcom = "4.9"<text:span text:style-name="T19">`</text:span>&gt;&gt;conf/local.conf</text:p>
      <text:p text:style-name="P7">echo 'DISTRO_FEATURES_remove = "x11 wayland"' &gt;&gt; conf/local.conf</text:p>
      <text:p text:style-name="P7">echo 'DISTRO_FEATURES_append = " systemd"' &gt;&gt; conf/local.conf</text:p>
      <text:p text:style-name="P7">echo 'VIRTUAL-RUNTIME_init_manager = "systemd"' &gt;&gt; conf/local.conf</text:p>
      <text:p text:style-name="P2"># Default to setting automatically based on cpu count</text:p>
      <text:p text:style-name="P7">echo 'PARALLEL_MAKE ?= " -j ${@oe.utils.cpu_count()}"' &gt;&gt; conf/local.conf</text:p>
      <text:p text:style-name="P2"># option determines how many tasks bitbake should run in parallel</text:p>
      <text:p text:style-name="P7">echo 'BB_NUMBER_THREADS ?= " ${@oe.utils.cpu_count()}"' &gt;&gt; conf/local.conf</text:p>
      <text:p text:style-name="P2"/>
      <text:p text:style-name="P15">b) Changes the <text:span text:style-name="T13">bblayers.conf</text:span> file to following(this config file is available in</text:p>
      <text:p text:style-name="P15"><text:span text:style-name="T15">Dragon-build</text:span>/conf)</text:p>
      <text:p text:style-name="P15"/>
      <text:p text:style-name="P3">Note :<text:span text:style-name="T13"> bblayers.conf</text:span> is a picking up the required layers from poky, meta-openembedded</text:p>
      <text:p text:style-name="P3">and meta-<text:span text:style-name="T16">qualcomm </text:span>as per you embedded application required</text:p>
      <text:p text:style-name="P3">This file is available in <text:span text:style-name="T14">dragon</text:span><text:span text:style-name="T13">/</text:span><text:span text:style-name="T14">dragon</text:span><text:span text:style-name="T13">-build/conf/bblayer.conf</text:span></text:p>
      <text:p text:style-name="P3">write the below contains in bblayers.conf if you want additional layers you can add.</text:p>
      <text:p text:style-name="P3"><text:soft-page-break/># LAYER_CONF_VERSION is increased each time build/conf/bblayers.conf</text:p>
      <text:p text:style-name="P3"># changes incompatibly</text:p>
      <text:p text:style-name="P9">POKY_BBLAYERS_CONF_VERSION = "2"</text:p>
      <text:p text:style-name="P9">BBPATH = "${TOPDIR}"</text:p>
      <text:p text:style-name="P9">BBFILES ?= ""</text:p>
      <text:p text:style-name="P9">BSPDIR := "/home/<text:span text:style-name="T3">bathirak/dragon</text:span>/"</text:p>
      <text:p text:style-name="P9">BBLAYERS ?= " \</text:p>
      <text:p text:style-name="P9">${BSPDIR}/sources/poky/meta \</text:p>
      <text:p text:style-name="P9">${BSPDIR}/sources/poky/meta-poky \</text:p>
      <text:p text:style-name="P9">${BSPDIR}/sources/poky/meta-yocto-bsp \</text:p>
      <text:p text:style-name="P9">${BSPDIR}/sources/meta-openembedded/meta-oe \</text:p>
      <text:p text:style-name="P9">${BSPDIR}/sources/meta-openembedded/meta-multimedia \</text:p>
      <text:p text:style-name="P9">${BSPDIR}/sources/meta-qcom\</text:p>
      <text:p text:style-name="P9">"</text:p>
      <text:p text:style-name="P9">BBLAYERS_NON_REMOVABLE ?= " \</text:p>
      <text:p text:style-name="P9">${BSPDIR}/sources/poky/meta \</text:p>
      <text:p text:style-name="P9">${BSPDIR}/sources/poky/meta-poky \</text:p>
      <text:p text:style-name="P3"/>
      <text:p text:style-name="P15"/>
      <text:p text:style-name="P16">6. Menuconfig changes for Kernel/Busybox</text:p>
      <text:p text:style-name="P4"/>
      <text:p text:style-name="P27"><text:span text:style-name="T4">for </text:span>menu config</text:p>
      <text:p text:style-name="P23">bitbake linux-linaro-qcomlt -c menuconfig</text:p>
      <text:p text:style-name="P27"/>
      <text:p text:style-name="P28">for rootfs</text:p>
      <text:p text:style-name="P24">bitbake -c menuconfig busybox</text:p>
      <text:p text:style-name="P4"/>
      <text:p text:style-name="P4"/>
      <text:p text:style-name="P16">7. Only if you want to build specific receipe</text:p>
      <text:p text:style-name="P4"/>
      <text:p text:style-name="P10">bitbake &lt;receipe name&gt;</text:p>
      <text:p text:style-name="P16"/>
      <text:p text:style-name="P16">8. complete os Finally Build Image</text:p>
      <text:p text:style-name="P16"/>
      <text:p text:style-name="P11">bitbake core-image-base</text:p>
      <text:p text:style-name="P17"/>
      <text:p text:style-name="P21">you will get images in below path</text:p>
      <text:p text:style-name="P16"/>
      <text:p text:style-name="P12">/home/<text:span text:style-name="T10">bathirak</text:span>/<text:span text:style-name="T17">dragom</text:span>/dragon-build/tmp/deploy/images/dragonboard-410c</text:p>
      <text:p text:style-name="P17"/>
      <text:p text:style-name="P32"/>
      <text:p text:style-name="P31"><text:span text:style-name="Source_20_Text"><text:span text:style-name="T8">9. </text:span></text:span><text:span text:style-name="Source_20_Text"><text:span text:style-name="T9">Set dragon board into <text:s/>fastboot method :</text:span></text:span></text:p>
      <text:p text:style-name="P31"><text:span text:style-name="Source_20_Text"><text:span text:style-name="T6"/></text:span></text:p>
      <text:p text:style-name="P30"><text:span text:style-name="Source_20_Text"><text:span text:style-name="T5">$ sudo fastboot flash boot boot-dragonboard-410c.img</text:span></text:span></text:p>
      <text:p text:style-name="P30"><text:span text:style-name="Source_20_Text"><text:span text:style-name="T5">$ sudo fastboot flash rootfs <text:s/></text:span></text:span><text:span text:style-name="Source_20_Text"><text:span text:style-name="T7">core-image-base</text:span></text:span><text:span text:style-name="Source_20_Text"><text:span text:style-name="T5">-dragonboard-410c.ext4</text:span>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7:38:16.048751243</meta:creation-date>
    <dc:date>2017-12-07T10:33:08.525225197</dc:date>
    <meta:editing-duration>PT1H28M54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3" meta:paragraph-count="94" meta:word-count="574" meta:character-count="4470" meta:non-whitespace-character-count="3941"/>
  </office:meta>
</office:document-meta>
</file>